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style:language-asian="en" style:country-asian="US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ableColumn29" style:family="table-column">
      <style:table-column-properties style:column-width="2.5in" style:use-optimal-column-width="false"/>
    </style:style>
    <style:style style:name="TableColumn30" style:family="table-column">
      <style:table-column-properties style:column-width="4.7597in" style:use-optimal-column-width="false"/>
    </style:style>
    <style:style style:name="Table28" style:family="table">
      <style:table-properties style:width="7.2597in" fo:margin-left="0in" table:align="left"/>
    </style:style>
    <style:style style:name="TableRow31" style:family="table-row">
      <style:table-row-properties style:row-height="0.5534in"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margin-left="0.4368in">
        <style:tab-stops/>
      </style:paragraph-properties>
    </style:style>
    <style:style style:name="P37" style:parent-style-name="Normal" style:family="paragraph">
      <style:paragraph-properties>
        <style:tab-stops>
          <style:tab-stop style:type="left" style:position="0.3284in"/>
        </style:tab-stops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P44" style:parent-style-name="Normal" style:family="paragraph">
      <style:paragraph-properties>
        <style:tab-stops>
          <style:tab-stop style:type="left" style:position="0.3673in"/>
        </style:tab-stops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P51" style:parent-style-name="Normal" style:family="paragraph">
      <style:paragraph-properties fo:text-indent="0.5in"/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Normal" style:family="paragraph">
      <style:paragraph-properties>
        <style:tab-stops>
          <style:tab-stop style:type="left" style:position="0.6618in"/>
        </style:tab-stops>
      </style:paragraph-properties>
    </style:style>
    <style:style style:name="P58" style:parent-style-name="Normal" style:family="paragraph">
      <style:paragraph-properties fo:text-indent="0.5in"/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P65" style:parent-style-name="Normal" style:family="paragraph">
      <style:paragraph-properties fo:text-indent="0.5in"/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63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</style:style>
    <style:style style:name="P76" style:parent-style-name="Normal" style:family="paragraph">
      <style:paragraph-properties fo:text-indent="0.5in"/>
    </style:style>
    <style:style style:name="TableRow77" style:family="table-row">
      <style:table-row-properties style:row-height="0.5541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P83" style:parent-style-name="Normal" style:family="paragraph">
      <style:paragraph-properties fo:text-indent="0.5in"/>
    </style:style>
    <style:style style:name="TableRow84" style:family="table-row">
      <style:table-row-properties style:row-height="0.5493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Normal" style:family="paragraph">
      <style:paragraph-properties fo:text-indent="0.5in"/>
    </style:style>
    <style:style style:name="TableRow92" style:family="table-row">
      <style:table-row-properties style:row-height="0.6208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9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ableRow99" style:family="table-row">
      <style:table-row-properties style:row-height="0.5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</style:style>
    <style:style style:name="TableCell10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P104" style:parent-style-name="Standard" style:family="paragraph">
      <style:text-properties style:font-name="Calibri" fo:color="#000000" fo:font-size="26pt" style:font-size-asian="26pt"/>
    </style:style>
    <style:style style:name="P105" style:parent-style-name="Standard" style:family="paragraph">
      <style:text-properties fo:font-weight="bold" style:font-weight-asian="bold"/>
    </style:style>
    <style:style style:name="P106" style:parent-style-name="Standard" style:family="paragraph">
      <style:text-properties fo:font-weight="bold" style:font-weight-asian="bold"/>
    </style:style>
    <style:style style:name="P107" style:parent-style-name="Standard" style:family="paragraph"/>
    <style:style style:name="P108" style:parent-style-name="Standard" style:family="paragraph"/>
    <style:style style:name="P109" style:parent-style-name="Standard" style:family="paragraph"/>
    <style:style style:name="P110" style:parent-style-name="Standard" style:family="paragraph"/>
    <style:style style:name="P111" style:parent-style-name="Standard" style:family="paragraph"/>
    <style:style style:name="P112" style:parent-style-name="Standard" style:family="paragraph">
      <style:text-properties fo:font-weight="bold" style:font-weight-asian="bold"/>
    </style:style>
    <style:style style:name="P113" style:parent-style-name="Standard" style:family="paragraph">
      <style:text-properties fo:font-weight="bold" style:font-weight-asian="bold"/>
    </style:style>
    <style:style style:name="P114" style:parent-style-name="Standard" style:family="paragraph"/>
    <style:style style:name="P115" style:parent-style-name="Standard" style:family="paragraph"/>
    <style:style style:name="P116" style:parent-style-name="Standard" style:family="paragraph"/>
    <style:style style:name="P117" style:parent-style-name="Standard" style:family="paragraph"/>
    <style:style style:name="P118" style:parent-style-name="Standard" style:family="paragraph"/>
    <style:style style:name="P119" style:parent-style-name="Standard" style:family="paragraph"/>
    <style:style style:name="P120" style:parent-style-name="Standard" style:family="paragraph">
      <style:text-properties fo:font-weight="bold" style:font-weight-asian="bold"/>
    </style:style>
    <style:style style:name="P121" style:parent-style-name="Standard" style:family="paragraph"/>
    <style:style style:name="P122" style:parent-style-name="Standard" style:family="paragraph"/>
    <style:style style:name="P123" style:parent-style-name="Standard" style:family="paragraph"/>
    <style:style style:name="P124" style:parent-style-name="Standard" style:family="paragraph"/>
    <style:style style:name="P125" style:parent-style-name="Standard" style:family="paragraph"/>
    <style:style style:name="P126" style:parent-style-name="Standard" style:family="paragraph"/>
    <style:style style:name="P127" style:parent-style-name="Standard" style:family="paragraph"/>
    <style:style style:name="P128" style:parent-style-name="Standard" style:family="paragraph">
      <style:text-properties fo:font-weight="bold" style:font-weight-asian="bold"/>
    </style:style>
    <style:style style:name="P129" style:parent-style-name="Standard" style:family="paragraph"/>
    <style:style style:name="P130" style:parent-style-name="Standard" style:family="paragraph"/>
    <style:style style:name="P131" style:parent-style-name="Standard" style:family="paragraph"/>
    <style:style style:name="P132" style:parent-style-name="Standard" style:family="paragraph"/>
    <style:style style:name="P133" style:parent-style-name="Standard" style:family="paragraph"/>
    <style:style style:name="P134" style:parent-style-name="Standard" style:family="paragraph"/>
    <style:style style:name="P135" style:parent-style-name="Standard" style:family="paragraph"/>
    <style:style style:name="P136" style:parent-style-name="Standard" style:family="paragraph"/>
    <style:style style:name="P137" style:parent-style-name="Standard" style:family="paragraph"/>
    <style:style style:name="P138" style:parent-style-name="Standard" style:family="paragraph"/>
    <style:style style:name="P139" style:parent-style-name="Standard" style:family="paragraph"/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draw:connector draw:type="line" svg:x1="-0.12598in" svg:y1="0.23661in" svg:x2="7.27333in" svg:y2="0.23661in" draw:z-index="251658240" draw:id="id0" draw:style-name="a1" draw:name="Conector recto 114" text:anchor-type="paragraph"><svg:title/><svg:desc/></draw:connector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/>
            <text:p text:style-name="P34">Profesor:</text:p>
          </table:table-cell>
          <table:table-cell table:style-name="TableCell35">
            <text:p text:style-name="P36"/>
            <text:p text:style-name="P37"><text:tab/>Claudia Rodríguez Espino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/>
            <text:p text:style-name="P44"><text:tab/>Fundamentos de Programación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  <text:p text:style-name="P51">4</text:p>
          </table:table-cell>
        </table:table-row>
        <table:table-row table:style-name="TableRow52">
          <table:table-cell table:style-name="TableCell53">
            <text:p text:style-name="P54"/>
            <text:p text:style-name="P55">No de<text:s/>Práctica(s):</text:p>
          </table:table-cell>
          <table:table-cell table:style-name="TableCell56">
            <text:p text:style-name="P57"/>
            <text:p text:style-name="P58">3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/>
            <text:p text:style-name="P65">Bermejo Sánchez Nicol Githinji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No. de Equipo de cómputo empleado</text:p>
          </table:table-cell>
          <table:table-cell table:style-name="TableCell74">
            <text:p text:style-name="P75"/>
            <text:p text:style-name="P76">5</text:p>
          </table:table-cell>
        </table:table-row>
        <table:table-row table:style-name="TableRow77">
          <table:table-cell table:style-name="TableCell78">
            <text:p text:style-name="P79"/>
            <text:p text:style-name="P80">Semestre:</text:p>
          </table:table-cell>
          <table:table-cell table:style-name="TableCell81">
            <text:p text:style-name="P82"/>
            <text:p text:style-name="P83">Segundo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Fecha de entrega:</text:span></text:p>
          </table:table-cell>
          <table:table-cell table:style-name="TableCell89">
            <text:p text:style-name="P90"/>
            <text:p text:style-name="P91">23/02/2019</text:p>
          </table:table-cell>
        </table:table-row>
        <table:table-row table:style-name="TableRow92">
          <table:table-cell table:style-name="TableCell93">
            <text:p text:style-name="P94"/>
            <text:p text:style-name="P95"><text:span text:style-name="T96">Obervaciones: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p text:style-name="Standard"/>
      <text:p text:style-name="Standard"/>
      <text:p text:style-name="P104"><text:tab/><text:tab/><text:tab/><text:tab/><text:tab/>CALIFICACIÓN: __________</text:p>
      <text:soft-page-break/>
      <text:p text:style-name="Standard">Objetivo:</text:p>
      <text:p text:style-name="Standard">Elaborar algoritmos correctos y eficientes en la solución de problemas siguiendo las etapas de Análisis y Diseño pertenecientes al Ciclo de vida del software.</text:p>
      <text:p text:style-name="Standard"/>
      <text:p text:style-name="Standard">Desarrollo:</text:p>
      <text:p text:style-name="P105"/>
      <text:p text:style-name="P106">Algoritmo para la suma de dos números</text:p>
      <text:list text:style-name="LFO1" text:continue-numbering="true">
        <text:list-item>
          <text:p text:style-name="P107">Inicio</text:p>
        </text:list-item>
        <text:list-item>
          <text:p text:style-name="P108">Dame dos números (A, B)<text:s/></text:p>
        </text:list-item>
        <text:list-item>
          <text:p text:style-name="P109">A+B= C</text:p>
        </text:list-item>
        <text:list-item>
          <text:p text:style-name="P110">Imprimir<text:s/>“C”</text:p>
        </text:list-item>
        <text:list-item>
          <text:p text:style-name="P111">Fin</text:p>
        </text:list-item>
      </text:list>
      <text:p text:style-name="P112"/>
      <text:p text:style-name="P113">Algoritmo para el área de un círculo</text:p>
      <text:list text:style-name="LFO3" text:continue-numbering="true">
        <text:list-item>
          <text:p text:style-name="P114">Inicio</text:p>
        </text:list-item>
        <text:list-item>
          <text:p text:style-name="P115">Insertar radio (r)</text:p>
        </text:list-item>
        <text:list-item>
          <text:p text:style-name="P116">Pi= 3.1416<text:s/></text:p>
        </text:list-item>
        <text:list-item>
          <text:p text:style-name="P117">A=Pi*r^2</text:p>
        </text:list-item>
        <text:list-item>
          <text:p text:style-name="P118">Imprimir “A”</text:p>
        </text:list-item>
        <text:list-item>
          <text:p text:style-name="P119">Fin</text:p>
        </text:list-item>
      </text:list>
      <text:p text:style-name="Standard"/>
      <text:p text:style-name="P120">Algoritmo para determinar si un número es par o impar</text:p>
      <text:list text:style-name="LFO4" text:continue-numbering="true">
        <text:list-item>
          <text:p text:style-name="P121">Inicio</text:p>
        </text:list-item>
        <text:list-item>
          <text:p text:style-name="P122">Dame un número (A)</text:p>
        </text:list-item>
        <text:list-item>
          <text:p text:style-name="P123">A/2</text:p>
        </text:list-item>
        <text:list-item>
          <text:p text:style-name="P124">Residuo (r)=?<text:s/></text:p>
        </text:list-item>
        <text:list-item>
          <text:p text:style-name="P125">Si r=0 imprimir “PAR” de lo contrario pasar al paso 5</text:p>
        </text:list-item>
        <text:list-item>
          <text:p text:style-name="P126">Si r= 1 imprimir “IMPAR”</text:p>
        </text:list-item>
        <text:list-item>
          <text:p text:style-name="P127">Fin</text:p>
        </text:list-item>
      </text:list>
      <text:p text:style-name="Standard"/>
      <text:p text:style-name="P128">Algoritmo para obtener el factorial de un número entre 1 y 5</text:p>
      <text:list text:style-name="LFO5" text:continue-numbering="true">
        <text:list-item>
          <text:p text:style-name="P129">Inicio</text:p>
        </text:list-item>
        <text:list-item>
          <text:p text:style-name="P130">Dame un número (A)</text:p>
        </text:list-item>
        <text:list-item>
          <text:p text:style-name="P131">Si A= 0 Imprimir “1”</text:p>
        </text:list-item>
        <text:list-item>
          <text:p text:style-name="P132">1&gt;=A&lt;=5? Si es así continue al paso 4 de lo contrario pasar al paso</text:p>
        </text:list-item>
        <text:list-item>
          <text:p text:style-name="P133">T=1 C=A</text:p>
        </text:list-item>
        <text:list-item>
          <text:p text:style-name="P134">T= T*C</text:p>
        </text:list-item>
        <text:list-item>
          <text:p text:style-name="P135">C=C-1</text:p>
        </text:list-item>
        <text:list-item>
          <text:p text:style-name="P136">Si C=0 pasar al paso</text:p>
        </text:list-item>
        <text:list-item>
          <text:p text:style-name="P137">Si C=0 ir al paso 6</text:p>
        </text:list-item>
        <text:list-item>
          <text:p text:style-name="P138">Imprimir “El factorial de” “A” “Es igual a” T</text:p>
        </text:list-item>
        <text:list-item>
          <text:p text:style-name="P139">Fin</text:p>
        </text:list-item>
      </text:list>
      <text:p text:style-name="Standard"/>
      <text:p text:style-name="Standard">Podemos concluir que los algoritmos nos funcionan para realizer el primer paso antes de programar para saber que serie de pasos y en que orden la computadora debe realizar las acciones para la resolución de un problema computacional además de tener una vista previa del programa a realizar sabiendo así si este tendrá éxit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MX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Silvia</dc:creator>
    <meta:creation-date>2017-02-02T00:09:00Z</meta:creation-date>
    <dc:date>2019-03-02T23:39:00Z</dc:date>
    <meta:template xlink:href="Normal" xlink:type="simple"/>
    <meta:editing-cycles>12</meta:editing-cycles>
    <meta:editing-duration>PT14700S</meta:editing-duration>
    <meta:document-statistic meta:page-count="2" meta:paragraph-count="3" meta:word-count="250" meta:character-count="1624" meta:row-count="11" meta:non-whitespace-character-count="1377"/>
  </office:meta>
</office:document-meta>
</file>